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number-columns-spanned="4" table:number-rows-spanned="1" table:style-name="ce2">
            <text:p>FLASH</text:p>
          </table:table-cell>
          <table:covered-table-cell table:number-columns-repeated="3"/>
          <table:table-cell office:value-type="string" table:number-columns-spanned="4" table:number-rows-spanned="1" table:style-name="ce2">
            <text:p>IFTTT</text:p>
          </table:table-cell>
          <table:covered-table-cell table:number-columns-repeated="3"/>
          <table:table-cell table:number-columns-repeated="16376" table:style-name="ce1"/>
        </table:table-row>
        <table:table-row table:style-name="ro1">
          <table:table-cell table:number-columns-repeated="2" table:style-name="ce1"/>
          <table:table-cell office:value-type="string" table:number-columns-spanned="2" table:number-rows-spanned="1" table:style-name="ce3">
            <text:p>Lauf 1</text:p>
          </table:table-cell>
          <table:covered-table-cell/>
          <table:table-cell table:style-name="ce1"/>
          <table:table-cell office:value-type="string" table:number-columns-spanned="2" table:number-rows-spanned="1" table:style-name="ce3">
            <text:p>Lauf 1</text:p>
          </table:table-cell>
          <table:covered-table-cell/>
          <table:table-cell table:number-columns-repeated="3" table:style-name="ce1"/>
          <table:table-cell table:style-name="ce1">
            <draw:frame draw:z-index="1" draw:id="id0" draw:style-name="a0" draw:name="Diagramm 3" svg:x="0.01339in" svg:y="0.0563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2">
          <table:table-cell office:value-type="string" table:style-name="ce1">
            <text:p>Anzahl</text:p>
          </table:table-cell>
          <table:table-cell office:value-type="string" table:style-name="ce1">
            <text:p>Größe in KB</text:p>
          </table:table-cell>
          <table:table-cell office:value-type="string" table:style-name="ce1">
            <text:p>Mittelwert in Sec</text:p>
          </table:table-cell>
          <table:table-cell office:value-type="string" table:style-name="ce1">
            <text:p>Longest</text:p>
          </table:table-cell>
          <table:table-cell office:value-type="string" table:style-name="ce1">
            <text:p>Mittelwert in Sec</text:p>
          </table:table-cell>
          <table:table-cell office:value-type="string" table:style-name="ce1">
            <text:p>Longest</text:p>
          </table:table-cell>
          <table:table-cell table:number-columns-repeated="2" table:style-name="ce1"/>
          <table:table-cell office:value-type="string" table:style-name="ce1">
            <text:p>Longest</text:p>
          </table:table-cell>
          <table:table-cell office:value-type="string" table:style-name="ce1">
            <text:p>Mittel</text:p>
          </table:table-cell>
          <table:table-cell table:number-columns-repeated="16374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258" table:style-name="ce1">
            <text:p>258</text:p>
          </table:table-cell>
          <table:table-cell office:value-type="float" office:value="25" table:style-name="ce1">
            <text:p>25</text:p>
          </table:table-cell>
          <table:table-cell office:value-type="float" office:value="51" table:style-name="ce1">
            <text:p>51</text:p>
          </table:table-cell>
          <table:table-cell office:value-type="float" office:value="121.5" table:style-name="ce1">
            <text:p>121,5</text:p>
          </table:table-cell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465" table:formula="of:=[.H4]+450" table:style-name="ce1">
            <text:p>465</text:p>
          </table:table-cell>
          <table:table-cell office:value-type="float" office:value="457" table:style-name="ce1">
            <text:p>457</text:p>
          </table:table-cell>
          <table:table-cell table:number-columns-repeated="16374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float" office:value="258" table:style-name="ce1">
            <text:p>258</text:p>
          </table:table-cell>
          <table:table-cell office:value-type="float" office:value="64" table:style-name="ce1">
            <text:p>64</text:p>
          </table:table-cell>
          <table:table-cell office:value-type="float" office:value="126" table:style-name="ce1">
            <text:p>126</text:p>
          </table:table-cell>
          <table:table-cell office:value-type="float" office:value="458" table:style-name="ce1">
            <text:p>458</text:p>
          </table:table-cell>
          <table:table-cell office:value-type="float" office:value="708" table:style-name="ce1">
            <text:p>708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480" table:formula="of:=[.H5]+450" table:style-name="ce1">
            <text:p>480</text:p>
          </table:table-cell>
          <table:table-cell office:value-type="float" office:value="465" table:style-name="ce1">
            <text:p>465</text:p>
          </table:table-cell>
          <table:table-cell table:number-columns-repeated="16374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float" office:value="258" table:style-name="ce1">
            <text:p>258</text:p>
          </table:table-cell>
          <table:table-cell office:value-type="float" office:value="108" table:style-name="ce1">
            <text:p>108</text:p>
          </table:table-cell>
          <table:table-cell office:value-type="float" office:value="209" table:style-name="ce1">
            <text:p>209</text:p>
          </table:table-cell>
          <table:table-cell office:value-type="float" office:value="365" table:style-name="ce1">
            <text:p>365</text:p>
          </table:table-cell>
          <table:table-cell office:value-type="float" office:value="603.5" table:style-name="ce1">
            <text:p>603,5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495" table:formula="of:=[.H6]+450" table:style-name="ce1">
            <text:p>495</text:p>
          </table:table-cell>
          <table:table-cell office:value-type="float" office:value="471" table:style-name="ce1">
            <text:p>471</text:p>
          </table:table-cell>
          <table:table-cell table:number-columns-repeated="16374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float" office:value="258" table:style-name="ce1">
            <text:p>258</text:p>
          </table:table-cell>
          <table:table-cell office:value-type="float" office:value="113" table:style-name="ce1">
            <text:p>113</text:p>
          </table:table-cell>
          <table:table-cell office:value-type="float" office:value="244" table:style-name="ce1">
            <text:p>244</text:p>
          </table:table-cell>
          <table:table-cell office:value-type="float" office:value="676" table:style-name="ce1">
            <text:p>676</text:p>
          </table:table-cell>
          <table:table-cell office:value-type="float" office:value="1010" table:style-name="ce1">
            <text:p>1010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510" table:formula="of:=[.H7]+450" table:style-name="ce1">
            <text:p>510</text:p>
          </table:table-cell>
          <table:table-cell office:value-type="float" office:value="478" table:style-name="ce1">
            <text:p>478</text:p>
          </table:table-cell>
          <table:table-cell table:number-columns-repeated="16374"/>
        </table:table-row>
        <table:table-row table:style-name="ro2">
          <table:table-cell office:value-type="float" office:value="75" table:style-name="ce1">
            <text:p>75</text:p>
          </table:table-cell>
          <table:table-cell office:value-type="float" office:value="258" table:style-name="ce1">
            <text:p>258</text:p>
          </table:table-cell>
          <table:table-cell office:value-type="float" office:value="180" table:style-name="ce1">
            <text:p>180</text:p>
          </table:table-cell>
          <table:table-cell office:value-type="float" office:value="363" table:style-name="ce1">
            <text:p>363</text:p>
          </table:table-cell>
          <table:table-cell office:value-type="float" office:value="511.5" table:style-name="ce1">
            <text:p>511,5</text:p>
          </table:table-cell>
          <table:table-cell office:value-type="float" office:value="1003.5" table:style-name="ce1">
            <text:p>1003,5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525" table:formula="of:=[.H8]+450" table:style-name="ce1">
            <text:p>525</text:p>
          </table:table-cell>
          <table:table-cell office:value-type="float" office:value="486" table:style-name="ce1">
            <text:p>486</text:p>
          </table:table-cell>
          <table:table-cell table:number-columns-repeated="16374"/>
        </table:table-row>
        <table:table-row table:style-name="ro2">
          <table:table-cell office:value-type="float" office:value="90" table:style-name="ce1">
            <text:p>90</text:p>
          </table:table-cell>
          <table:table-cell table:number-columns-repeated="16383" table:style-name="ce1"/>
        </table:table-row>
        <table:table-row table:style-name="ro2">
          <table:table-cell office:value-type="float" office:value="105" table:style-name="ce1">
            <text:p>105</text:p>
          </table:table-cell>
          <table:table-cell table:number-columns-repeated="16383" table:style-name="ce1"/>
        </table:table-row>
        <table:table-row table:style-name="ro2">
          <table:table-cell office:value-type="float" office:value="120" table:style-name="ce1">
            <text:p>120</text:p>
          </table:table-cell>
          <table:table-cell table:number-columns-repeated="16383" table:style-name="ce1"/>
        </table:table-row>
        <table:table-row table:style-name="ro2">
          <table:table-cell office:value-type="float" office:value="135" table:style-name="ce1">
            <text:p>135</text:p>
          </table:table-cell>
          <table:table-cell table:number-columns-repeated="16383" table:style-name="ce1"/>
        </table:table-row>
        <table:table-row table:style-name="ro2">
          <table:table-cell office:value-type="float" office:value="150" table:style-name="ce1">
            <text:p>150</text:p>
          </table:table-cell>
          <table:table-cell office:value-type="float" office:value="258" table:style-name="ce1">
            <text:p>258</text:p>
          </table:table-cell>
          <table:table-cell office:value-type="float" office:value="354" table:style-name="ce1">
            <text:p>354</text:p>
          </table:table-cell>
          <table:table-cell office:value-type="float" office:value="708" table:style-name="ce1">
            <text:p>708</text:p>
          </table:table-cell>
          <table:table-cell office:value-type="float" office:value="967" table:style-name="ce1">
            <text:p>967</text:p>
          </table:table-cell>
          <table:table-cell office:value-type="float" office:value="1908.6666666666699" table:style-name="ce1">
            <text:p>1908,666667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600" table:formula="of:=[.H13]+450" table:style-name="ce1">
            <text:p>600</text:p>
          </table:table-cell>
          <table:table-cell office:value-type="float" office:value="521" table:style-name="ce1">
            <text:p>521</text:p>
          </table:table-cell>
          <table:table-cell table:number-columns-repeated="16374"/>
        </table:table-row>
        <table:table-row table:number-rows-repeated="2" table:style-name="ro3">
          <table:table-cell table:number-columns-repeated="16384"/>
        </table:table-row>
        <table:table-row table:style-name="ro2">
          <table:table-cell table:number-columns-repeated="2" table:style-name="ce1"/>
          <table:table-cell office:value-type="string" table:style-name="ce1">
            <text:p>FLASH</text:p>
          </table:table-cell>
          <table:table-cell office:value-type="string" table:style-name="ce1">
            <text:p>IFTTT</text:p>
          </table:table-cell>
          <table:table-cell table:number-columns-repeated="16380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table:number-columns-repeated="10"/>
          <table:table-cell table:style-name="ce1">
            <draw:frame draw:z-index="2" draw:id="id1" draw:style-name="a1" draw:name="Diagramm 8" svg:x="0.05591in" svg:y="0.01457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1048557" table:style-name="ro3">
          <table:table-cell table:number-columns-repeated="16384"/>
        </table:table-row>
      </table:table>
      <table:table table:name="Tabelle2" table:style-name="ta2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Tabelle3" table:style-name="ta2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Tkachuk, Konstantin</dc:creator>
    <meta:creation-date>2017-02-05T17:46:00Z</meta:creation-date>
    <dc:date>2017-02-27T08:39:19Z</dc:date>
    <meta:editing-cycles>4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20">
      <style:graphic-properties draw:fill="none" draw:stroke="dash" draw:stroke-dash="a7" svg:stroke-width="0.00694in" svg:stroke-color="#00b050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10">
      <style:graphic-properties draw:fill="none" draw:stroke="dash" draw:stroke-dash="a5" svg:stroke-width="0.02087in" svg:stroke-color="#ff0000" svg:stroke-opacity="100%" draw:stroke-linejoin="round" svg:stroke-linecap="round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TL02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  <style:style style:family="chart" style:name="T000">
      <style:graphic-properties draw:fill="none" draw:stroke="dash" draw:stroke-dash="a3" svg:stroke-width="0.02087in" svg:stroke-color="#5b9bd5" svg:stroke-opacity="100%" draw:stroke-linejoin="round" svg:stroke-linecap="round"/>
    </style:style>
    <style:style style:family="chart" style:name="Axs0" style:data-style-name="N0">
      <style:chart-properties chart:gap-width="150" chart:overlap="10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origin="0" chart:interval-major="15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TL0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2">
      <style:chart-properties chart:symbol-type="automatic" chart:connect-bars="false" chart:solid-type="cuboid"/>
      <style:graphic-properties draw:fill="none" draw:stroke="none"/>
    </style:style>
  </office:automatic-styles>
  <office:body>
    <office:chart>
      <chart:chart chart:class="chart:scatter" svg:height="215.9999212598425pt" svg:width="360.0pt" chart:style-name="Crt0">
        <chart:title chart:style-name="CT00">
          <text:p text:style-name="a0" text:class-names="" text:cond-style-name="">Vergleich mittlere Dauer IFTTT/Zapier/FLASH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uer in Sekunden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Anzahl Dateien (258 KB)</text:p>
            </chart:title>
          </chart:axis>
          <chart:series chart:label-cell-address="Tabelle1.$C$16" chart:values-cell-range-address="Tabelle1.$C$4:.$C$13" chart:class="chart:scatter" chart:attached-axis="primary-y" chart:style-name="G0S0">
            <chart:domain table:cell-range-address="Tabelle1.$A$4:.$A$13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10"/>
          </chart:series>
          <chart:series chart:label-cell-address="Tabelle1.$D$16" chart:values-cell-range-address="Tabelle1.$E$4:.$E$13" chart:class="chart:scatter" chart:attached-axis="primary-y" chart:style-name="G0S1">
            <chart:domain table:cell-range-address="Tabelle1.$A$4:.$A$13"/>
            <chart:regression-curve chart:style-name="T010">
              <chart:equation chart:automatic-content="true" chart:display-equation="false" chart:display-r-square="false" chart:style-name="TL010"/>
            </chart:regression-curve>
            <chart:data-point chart:repeated="10"/>
          </chart:series>
          <chart:series chart:values-cell-range-address="Tabelle1.$J$4:.$J$13" chart:class="chart:scatter" chart:attached-axis="primary-y" chart:style-name="G0S2">
            <chart:domain table:cell-range-address="Tabelle1.$A$4:.$A$13"/>
            <chart:regression-curve chart:style-name="T020">
              <chart:equation chart:automatic-content="true" chart:display-equation="false" chart:display-r-square="false" chart:style-name="TL020"/>
            </chart:regression-curve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7" draw:display-name="SysDash" draw:style="rect" draw:dots1="1" draw:dots1-length="0.00694in" draw:dots2="0" draw:dots2-length="0in" draw:distance="0.00694in"/>
    <draw:stroke-dash draw:name="a3" draw:style="rect" draw:dots1="1" draw:dots1-length="0.02087in" draw:distance="0.02087in"/>
    <draw:stroke-dash draw:name="a5" draw:style="rect" draw:dots1="1" draw:dots1-length="0.02087in" draw:distance="0.02087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20">
      <style:graphic-properties draw:fill="none" draw:stroke="dash" draw:stroke-dash="a7" svg:stroke-width="0.00694in" svg:stroke-color="#00b050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10">
      <style:graphic-properties draw:fill="none" draw:stroke="dash" draw:stroke-dash="a5" svg:stroke-width="0.02087in" svg:stroke-color="#ff0000" svg:stroke-opacity="100%" draw:stroke-linejoin="round" svg:stroke-linecap="round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TL02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  <style:style style:family="chart" style:name="T000">
      <style:graphic-properties draw:fill="none" draw:stroke="dash" draw:stroke-dash="a3" svg:stroke-width="0.02087in" svg:stroke-color="#5b9bd5" svg:stroke-opacity="100%" draw:stroke-linejoin="round" svg:stroke-linecap="round"/>
    </style:style>
    <style:style style:family="chart" style:name="Axs0" style:data-style-name="N0">
      <style:chart-properties chart:gap-width="150" chart:overlap="10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origin="0" chart:interval-major="15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TL0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2">
      <style:chart-properties chart:symbol-type="automatic" chart:connect-bars="false" chart:solid-type="cuboid"/>
      <style:graphic-properties draw:fill="none" draw:stroke="none"/>
    </style:style>
  </office:automatic-styles>
  <office:body>
    <office:chart>
      <chart:chart chart:class="chart:scatter" svg:height="215.9999212598425pt" svg:width="360.0pt" chart:style-name="Crt0">
        <chart:title chart:style-name="CT00">
          <text:p text:style-name="a0" text:class-names="" text:cond-style-name="">Vergleich längste Dauer IFTTT/Zapier/FLASH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uer in Sekunden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Anzahl Dateien (258 KB)</text:p>
            </chart:title>
          </chart:axis>
          <chart:series chart:label-cell-address="Tabelle1.$C$16" chart:values-cell-range-address="Tabelle1.$D$4:.$D$13" chart:class="chart:scatter" chart:attached-axis="primary-y" chart:style-name="G0S0">
            <chart:domain table:cell-range-address="Tabelle1.$A$4:.$A$13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10"/>
          </chart:series>
          <chart:series chart:label-cell-address="Tabelle1.$D$16" chart:values-cell-range-address="Tabelle1.$F$4:.$F$13" chart:class="chart:scatter" chart:attached-axis="primary-y" chart:style-name="G0S1">
            <chart:domain table:cell-range-address="Tabelle1.$A$4:.$A$13"/>
            <chart:regression-curve chart:style-name="T010">
              <chart:equation chart:automatic-content="true" chart:display-equation="false" chart:display-r-square="false" chart:style-name="TL010"/>
            </chart:regression-curve>
            <chart:data-point chart:repeated="10"/>
          </chart:series>
          <chart:series chart:values-cell-range-address="Tabelle1.$I$4:.$I$13" chart:class="chart:scatter" chart:attached-axis="primary-y" chart:style-name="G0S2">
            <chart:domain table:cell-range-address="Tabelle1.$A$4:.$A$13"/>
            <chart:regression-curve chart:style-name="T020">
              <chart:equation chart:automatic-content="true" chart:display-equation="false" chart:display-r-square="false" chart:style-name="TL020"/>
            </chart:regression-curve>
            <chart:data-point chart:repeated="1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7" draw:display-name="SysDash" draw:style="rect" draw:dots1="1" draw:dots1-length="0.00694in" draw:dots2="0" draw:dots2-length="0in" draw:distance="0.00694in"/>
    <draw:stroke-dash draw:name="a3" draw:style="rect" draw:dots1="1" draw:dots1-length="0.02087in" draw:distance="0.02087in"/>
    <draw:stroke-dash draw:name="a5" draw:style="rect" draw:dots1="1" draw:dots1-length="0.02087in" draw:distance="0.02087in"/>
  </office:styles>
</office:document-styles>
</file>